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Verdana" svg:font-family="Verdan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Charter" fo:font-size="12pt" style:text-underline-style="solid" style:text-underline-width="auto" style:text-underline-color="font-color" fo:font-weight="normal" officeooo:rsid="001d73e0" officeooo:paragraph-rsid="001d73e0"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Bitstream Charter" fo:font-size="12pt" style:text-underline-style="solid" style:text-underline-width="auto" style:text-underline-color="font-color" fo:font-weight="bold" officeooo:rsid="001bebce" officeooo:paragraph-rsid="001bebce"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Bitstream Charter" fo:font-size="12pt" style:text-underline-style="none" fo:font-weight="normal" officeooo:rsid="001d73e0" officeooo:paragraph-rsid="001d73e0"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Bitstream Charter" fo:font-size="12pt" fo:font-weight="normal" officeooo:rsid="001bebce" officeooo:paragraph-rsid="001bebce"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Bitstream Charter" fo:font-size="12pt" fo:font-weight="normal" officeooo:rsid="001d73e0" officeooo:paragraph-rsid="001d73e0"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Bitstream Charter" fo:font-size="12pt" fo:font-style="italic" style:text-underline-style="solid" style:text-underline-width="auto" style:text-underline-color="font-color" fo:font-weight="normal" officeooo:rsid="001bebce" officeooo:paragraph-rsid="001bebce"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style:font-name="Bitstream Charter" fo:font-size="12pt" fo:font-style="italic" style:text-underline-style="solid" style:text-underline-width="auto" style:text-underline-color="font-color" fo:font-weight="bold" officeooo:rsid="001bebce" officeooo:paragraph-rsid="001bebce" style:font-size-asian="12pt" style:font-style-asian="italic" style:font-weight-asian="bold" style:font-size-complex="12pt" style:font-style-complex="italic" style:font-weight-complex="bold"/>
    </style:style>
    <style:style style:name="P8" style:family="paragraph" style:parent-style-name="Standard">
      <style:paragraph-properties fo:text-align="center" style:justify-single-word="false"/>
      <style:text-properties style:font-name="Bitstream Charter" fo:font-size="12pt" fo:font-style="italic" style:text-underline-style="none" fo:font-weight="normal" officeooo:rsid="001bebce" officeooo:paragraph-rsid="001bebce"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Bitstream Charter" fo:font-size="12pt" fo:font-style="normal" style:text-underline-style="none" fo:font-weight="normal" officeooo:rsid="001d73e0" officeooo:paragraph-rsid="001d73e0"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Bitstream Charter" fo:font-size="12pt" fo:font-style="normal" style:text-underline-style="none" fo:font-weight="normal" officeooo:rsid="001f1b07" officeooo:paragraph-rsid="00210c18"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Bitstream Charter" fo:font-size="12pt" fo:font-style="normal" style:text-underline-style="none" fo:font-weight="bold" officeooo:rsid="001d73e0" officeooo:paragraph-rsid="001d73e0"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Bitstream Charter" fo:font-size="12pt" fo:font-style="normal" style:text-underline-style="none" fo:font-weight="bold" officeooo:rsid="00211a6e" officeooo:paragraph-rsid="00211a6e" style:font-size-asian="12pt" style:font-style-asian="normal" style:font-weight-asian="bold" style:font-size-complex="12pt" style:font-style-complex="normal" style:font-weight-complex="bold"/>
    </style:style>
    <style:style style:name="P13" style:family="paragraph" style:parent-style-name="Text_20_body" style:list-style-name="L1">
      <style:text-properties officeooo:paragraph-rsid="00211a6e"/>
    </style:style>
    <style:style style:name="P14" style:family="paragraph" style:parent-style-name="Text_20_body">
      <style:text-properties officeooo:paragraph-rsid="00211a6e"/>
    </style:style>
    <style:style style:name="P15" style:family="paragraph" style:parent-style-name="Text_20_body" style:list-style-name="L2"/>
    <style:style style:name="P16" style:family="paragraph" style:parent-style-name="Text_20_body">
      <style:text-properties officeooo:paragraph-rsid="00229bb3"/>
    </style:style>
    <style:style style:name="P17" style:family="paragraph">
      <style:text-properties style:font-name="Bitstream Charter" fo:font-size="12pt" style:font-size-asian="12pt" style:font-size-complex="12pt"/>
    </style:style>
    <style:style style:name="T1" style:family="text">
      <style:text-properties officeooo:rsid="001d73e0"/>
    </style:style>
    <style:style style:name="T2" style:family="text">
      <style:text-properties officeooo:rsid="001f1b07"/>
    </style:style>
    <style:style style:name="T3" style:family="text">
      <style:text-properties fo:font-style="italic" style:font-style-asian="italic" style:font-style-complex="italic"/>
    </style:style>
    <style:style style:name="T4" style:family="text">
      <style:text-properties officeooo:rsid="00210c18"/>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officeooo:rsid="00229bb3" style:font-size-asian="12pt" style:font-weight-asian="bold" style:font-size-complex="12pt" style:font-weight-complex="bold"/>
    </style:style>
    <style:style style:name="T8" style:family="text">
      <style:text-properties style:font-name="Bitstream Charter"/>
    </style:style>
    <style:style style:name="T9" style:family="text">
      <style:text-properties style:font-name="Bitstream Charter" fo:font-size="12pt" style:font-size-asian="12pt" style:font-size-complex="12pt"/>
    </style:style>
    <style:style style:name="T10" style:family="text">
      <style:text-properties style:font-name="Bitstream Charter" fo:font-size="12pt" officeooo:rsid="00229bb3" style:font-size-asian="12pt" style:font-size-complex="12pt"/>
    </style:style>
    <style:style style:name="T11" style:family="text">
      <style:text-properties style:font-name="Bitstream Charter" fo:font-size="12pt" fo:font-weight="bold" style:font-size-asian="12pt" style:font-weight-asian="bold" style:font-size-complex="12pt" style:font-weight-complex="bold"/>
    </style:style>
    <style:style style:name="T12" style:family="text">
      <style:text-properties style:font-name="Bitstream Charter" fo:font-size="12pt" fo:font-weight="bold" officeooo:rsid="00229bb3" style:font-size-asian="12pt" style:font-weight-asian="bold" style:font-size-complex="12pt" style:font-weight-complex="bold"/>
    </style:style>
    <style:style style:name="T13" style:family="text">
      <style:text-properties style:font-name="Bitstream Charter" fo:font-size="12pt" fo:font-weight="normal" officeooo:rsid="00229bb3" style:font-size-asian="12pt" style:font-weight-asian="normal" style:font-size-complex="12pt" style:font-weight-complex="normal"/>
    </style:style>
    <style:style style:name="T14" style:family="text">
      <style:text-properties style:font-name="Bitstream Charter" fo:font-size="12pt" fo:font-weight="normal" officeooo:rsid="0023d5a9" style:font-size-asian="12pt" style:font-weight-asian="normal" style:font-size-complex="12pt" style:font-weight-complex="normal"/>
    </style:style>
    <style:style style:name="T15" style:family="text">
      <style:text-properties style:font-name="Bitstream Charter" fo:font-weight="bold" style:font-weight-asian="bold" style:font-weight-complex="bold"/>
    </style:style>
    <style:style style:name="T16" style:family="text">
      <style:text-properties style:font-name="Bitstream Charter" fo:font-weight="bold" officeooo:rsid="00229bb3" style:font-weight-asian="bold" style:font-weight-complex="bold"/>
    </style:style>
    <style:style style:name="T17" style:family="text">
      <style:text-properties style:font-name="Ubuntu Mono" fo:font-size="12pt" style:font-size-asian="12pt" style:font-size-complex="12pt"/>
    </style:style>
    <style:style style:name="T18" style:family="text">
      <style:text-properties style:font-name="Ubuntu Mono" fo:font-size="12pt" fo:font-weight="normal" officeooo:rsid="00229bb3" style:font-size-asian="12pt" style:font-weight-asian="normal" style:font-size-complex="12pt"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b compatibility calculations using <text:span text:style-name="T1">simple </text:span>NLP techniques</text:p>
      <text:p text:style-name="P1"/>
      <text:p text:style-name="P3">CS 6320.001 Final Project</text:p>
      <text:p text:style-name="P4">Name: Gaurav <text:span text:style-name="T4">V. </text:span>Ketkar</text:p>
      <text:p text:style-name="P5">Net-ID: gvk140030</text:p>
      <text:p text:style-name="P6"/>
      <text:p text:style-name="P7">Abstract</text:p>
      <text:p text:style-name="P8">Not all of those who apply for a job are a perfect fit. The recruiters pick the best resumes out of the pile. What if the applicant could be given an insight into how well his/her resume matches up with the job description even before the resume was submitted?</text:p>
      <text:p text:style-name="P8">In this project I try to create an effective resume scanning tool that takes as its inputs the job description and the text resume and outputs some metrics about the matching percentage between the two.</text:p>
      <text:p text:style-name="P8"/>
      <text:p text:style-name="P11">Idea</text:p>
      <text:p text:style-name="P9">The basic idea is to previously generate a corpus of technical terms. This includes two-word terms like Machine Learning as well. The job description is then parsed and POS tagging is performed. Tags like Determiners, Prepositions, Adjectives, Adverbs are ignored and Nouns are kept. In a future enhancement, some of the discarded POS tags like Adjectives could be used to fine-tune the <text:span text:style-name="T2">match percentage calculation.</text:span></text:p>
      <text:p text:style-name="P9"/>
      <text:p text:style-name="P10">Now the keywords that we have are matched with the keywords obtained from the resume after parsing the resume in a similar way and the match percentage is calculated. The bigrams that match are given a higher rating. After all if your resume starts matching word for word with the job description, you must be a pretty good match for the job, right?</text:p>
      <text:p text:style-name="P10"/>
      <text:p text:style-name="P10">The skills that you have and that the job description does <text:span text:style-name="T3">not </text:span>demand are also listed as a part of the output as they help you figure out how much of your skill set will remain unused should you select to apply for that job.</text:p>
      <text:p text:style-name="P10"/>
      <text:p text:style-name="P12">Installing NLTK</text:p>
      <text:h text:outline-level="2">Mac/Unix</text:h>
      <text:list xml:id="list4893143882856160563" text:style-name="L1">
        <text:list-header>
          <text:p text:style-name="P13"><text:span text:style-name="T9">Install NLTK: run </text:span><text:span text:style-name="Source_20_Text"><text:span text:style-name="T17">sudo pip install -U nltk</text:span></text:span><text:span text:style-name="Source_20_Text"><text:span text:style-name="T9"><text:line-break/></text:span></text:span><text:span text:style-name="T9">Install Numpy (optional): run </text:span><text:span text:style-name="Source_20_Text"><text:span text:style-name="T17">sudo pip install -U numpy</text:span></text:span><text:span text:style-name="Source_20_Text"><text:span text:style-name="T9"><text:line-break/></text:span></text:span><text:span text:style-name="T9">Test installation: run </text:span><text:span text:style-name="Source_20_Text"><text:span text:style-name="T17">python</text:span></text:span><text:span text:style-name="Source_20_Text"><text:span text:style-name="T9"> </text:span></text:span><text:span text:style-name="T9">then type </text:span><text:span text:style-name="Source_20_Text"><text:span text:style-name="T17">import nltk</text:span></text:span></text:p>
        </text:list-header>
      </text:list>
      <text:h text:style-name="Heading_20_2" text:outline-level="2"><text:span text:style-name="Source_20_Text"><text:span text:style-name="T9">Windows</text:span></text:span></text:h>
      <text:p text:style-name="P14"><text:span text:style-name="T9">These instructions assume that you do not already have Python installed on your machine.<text:line-break/></text:span><text:span text:style-name="T11">32-bit binary installation</text:span><text:span text:style-name="T9"><text:line-break/><text:tab/>Install Python 3.4: </text:span><text:a xlink:type="simple" xlink:href="http://www.python.org/downloads/" text:style-name="Internet_20_link" text:visited-style-name="Visited_20_Internet_20_Link"><text:span text:style-name="T9">http://www.python.org/downloads/</text:span></text:a><text:span text:style-name="T9"> (avoid the 64-bit versions)<text:line-break/><text:tab/>Install Numpy (optional): </text:span><text:a xlink:type="simple" xlink:href="http://sourceforge.net/projects/numpy/files/NumPy/" text:style-name="Internet_20_link" text:visited-style-name="Visited_20_Internet_20_Link"><text:span text:style-name="T9">http://sourceforge.net/projects/numpy/files/NumPy/</text:span></text:a><text:span text:style-name="T9"><text:line-break/><text:tab/>Install NLTK: </text:span><text:a xlink:type="simple" xlink:href="http://pypi.python.org/pypi/nltk" text:style-name="Internet_20_link" text:visited-style-name="Visited_20_Internet_20_Link"><text:span text:style-name="T9">http://pypi.python.org/pypi/nltk</text:span></text:a><text:span text:style-name="T9"><text:line-break/><text:tab/>Test installation: </text:span><text:span text:style-name="Source_20_Text"><text:span text:style-name="T9">Start&gt;</text:span></text:span><text:span text:style-name="Source_20_Text"><text:span text:style-name="T17">Python34</text:span></text:span><text:span text:style-name="T9">, then type </text:span><text:span text:style-name="Source_20_Text"><text:span text:style-name="T17">import nltk</text:span></text:span></text:p>
      <text:p text:style-name="P16"><text:soft-page-break/><text:span text:style-name="Source_20_Text"><text:span text:style-name="T12">Installing NLTK Data</text:span></text:span></text:p>
      <text:p text:style-name="P16"><text:span text:style-name="Source_20_Text"><text:span text:style-name="T13">Interactive installer For central installation on a multi-user machine, do the following from an administrator account. Run the Python interpreter and type the commands:</text:span></text:span></text:p>
      <text:p text:style-name="P16"><text:span text:style-name="Source_20_Text"><text:span text:style-name="T18">&gt;&gt;&gt; import nltk<text:line-break/>&gt;&gt;&gt; nltk.download() </text:span></text:span></text:p>
      <text:p text:style-name="P16"><text:span text:style-name="Source_20_Text"><text:span text:style-name="T13">A new window should open, showing the NLTK Downloader. Click on the File menu and select Change Download Directory. For central installation, set this to `</text:span></text:span><text:span text:style-name="Source_20_Text"><text:span text:style-name="T18">C:\nltk_data</text:span></text:span><text:span text:style-name="Source_20_Text"><text:span text:style-name="T13">` (Windows), `</text:span></text:span><text:span text:style-name="Source_20_Text"><text:span text:style-name="T18">/usr/local/share/nltk_data</text:span></text:span><text:span text:style-name="Source_20_Text"><text:span text:style-name="T13">` (Mac), or `</text:span></text:span><text:span text:style-name="Source_20_Text"><text:span text:style-name="T18">/usr/share/nltk_data</text:span></text:span><text:span text:style-name="Source_20_Text"><text:span text:style-name="T13">` (Unix).</text:span></text:span></text:p>
      <text:p text:style-name="P16"><text:span text:style-name="Source_20_Text"><text:span text:style-name="T13">Next, select the packages or collections you want to download. Test that the data has been installed as follows. (This assumes you downloaded the Brown Corpus):<text:line-break/></text:span></text:span><text:span text:style-name="Source_20_Text"><text:span text:style-name="T18">&gt;&gt;&gt; from nltk.corpus import brown<text:line-break/>&gt;&gt;&gt; brown.words() </text:span></text:span><text:span text:style-name="Source_20_Text"><text:span text:style-name="T13"><text:line-break/></text:span></text:span><text:span text:style-name="Source_20_Text"><text:span text:style-name="T18">['The', 'Fulton', 'County', 'Grand', 'Jury', 'said', …]</text:span></text:span></text:p>
      <text:p text:style-name="P16"><text:span text:style-name="Source_20_Text"><text:span text:style-name="T13">To ensure central installation, run the command</text:span></text:span></text:p>
      <text:p text:style-name="P16"><text:span text:style-name="Source_20_Text"><text:span text:style-name="T13">`</text:span></text:span><text:span text:style-name="Source_20_Text"><text:span text:style-name="T18">sudo python -m nltk.downloader -d /usr/local/share/nltk_data all</text:span></text:span><text:span text:style-name="Source_20_Text"><text:span text:style-name="T13">`</text:span></text:span></text:p>
      <text:p text:style-name="P16"><text:span text:style-name="Source_20_Text"><text:span text:style-name="T13">Windows: Use the “Run...” option on the Start menu. Windows Vista users need to first turn on this option, using Start -&gt; Properties -&gt; Customize to check the box to activate the “Run...” option.</text:span></text:span></text:p>
      <text:p text:style-name="P16"><text:span text:style-name="Source_20_Text"><text:span text:style-name="T13">Test the installation: Check that the user environment and privileges are set correctly by logging in to a user account, starting the Python interpreter, and accessing the Brown Corpus (see </text:span></text:span><text:span text:style-name="Source_20_Text"><text:span text:style-name="T14">above</text:span></text:span><text:span text:style-name="Source_20_Text"><text:span text:style-name="T13">).</text:span></text:span></text:p>
      <text:p text:style-name="P16"><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Verdana" svg:font-family="Verdan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2:03:04.550800599</meta:creation-date>
    <dc:date>2016-03-17T11:06:29.453808381</dc:date>
    <meta:editing-duration>PT2H56M2S</meta:editing-duration>
    <meta:editing-cycles>8</meta:editing-cycles>
    <meta:generator>LibreOffice/5.0.5.2$Linux_X86_64 LibreOffice_project/00m0$Build-2</meta:generator>
    <meta:document-statistic meta:table-count="0" meta:image-count="0" meta:object-count="0" meta:page-count="2" meta:paragraph-count="25" meta:word-count="527" meta:character-count="3394" meta:non-whitespace-character-count="2886"/>
  </office:meta>
</office:document-meta>
</file>